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loext:graphic-properties draw:fill="none" draw:fill-color="#ffffff"/>
      <style:paragraph-properties fo:text-align="center"/>
      <style:text-properties style:font-name="DejaVu Sans" fo:font-size="8pt" style:font-size-asian="8pt" style:font-size-complex="8pt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DejaVu Sans"/>
    </style:style>
    <style:style style:name="T1" style:family="text">
      <style:text-properties style:font-name="DejaVu Sans" fo:font-size="8pt" style:font-size-asian="8pt" style:font-size-complex="8pt"/>
    </style:style>
    <style:style style:name="T2" style:family="text">
      <style:text-properties style:font-name="DejaVu Sans"/>
    </style:style>
    <style:style style:name="gr1" style:family="graphic">
      <style:graphic-properties svg:stroke-width="0.049cm" svg:stroke-color="#000000" draw:marker-start-width="0.42cm" draw:marker-end-width="0.42cm" draw:fill="none" draw:fill-color="#ffffff" draw:textarea-horizontal-align="justify" draw:textarea-vertical-align="middle" draw:auto-grow-height="false" fo:min-height="0.855cm" fo:min-width="5.006cm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/>
      <style:paragraph-properties style:writing-mode="lr-tb"/>
    </style:style>
    <style:style style:name="gr2" style:family="graphic">
      <style:graphic-properties draw:stroke="dash" draw:stroke-dash="Fine_20_Dashed" svg:stroke-color="#000000" svg:stroke-linecap="butt" draw:fill="none" draw:textarea-horizontal-align="justify" draw:textarea-vertical-align="middle" draw:auto-grow-height="false" fo:min-height="3.799cm" fo:min-width="6.301cm" style:run-through="foreground" style:wrap="run-through" style:number-wrapped-paragraphs="no-limit" style:vertical-pos="from-top" style:vertical-rel="page" style:horizontal-pos="from-left" style:horizontal-rel="page"/>
    </style:style>
    <style:style style:name="gr3" style:family="graphic">
      <style:graphic-properties svg:stroke-width="0.049cm" svg:stroke-color="#000000" draw:marker-start-width="0.42cm" draw:marker-end-width="0.42cm" draw:fill="none" draw:fill-color="#ffffff" draw:textarea-horizontal-align="justify" draw:textarea-vertical-align="middle" draw:auto-grow-height="false" fo:min-height="0.855cm" fo:min-width="5.456cm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/>
      <style:paragraph-properties style:writing-mode="lr-tb"/>
    </style:style>
    <style:style style:name="gr4" style:family="graphic">
      <style:graphic-properties svg:stroke-width="0.049cm" svg:stroke-color="#000000" draw:marker-start-width="0.42cm" draw:marker-end-width="0.42cm" draw:fill="none" draw:fill-color="#ffffff" draw:textarea-horizontal-align="justify" draw:textarea-vertical-align="middle" draw:auto-grow-height="false" fo:min-height="0.855cm" fo:min-width="4.105cm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/>
      <style:paragraph-properties style:writing-mode="lr-tb"/>
    </style:style>
    <style:style style:name="gr5" style:family="graphic">
      <style:graphic-properties svg:stroke-width="0.049cm" svg:stroke-color="#000000" draw:marker-start-width="0.42cm" draw:marker-end-width="0.42cm" draw:fill="none" draw:fill-color="#ffffff" draw:textarea-horizontal-align="justify" draw:textarea-vertical-align="middle" draw:auto-grow-height="false" fo:min-height="0.855cm" fo:min-width="3.455cm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/>
      <style:paragraph-properties style:writing-mode="lr-tb"/>
    </style:style>
    <style:style style:name="gr6" style:family="graphic">
      <style:graphic-properties svg:stroke-width="0.049cm" svg:stroke-color="#000000" draw:marker-start-width="0.42cm" draw:marker-end-width="0.42cm" draw:fill="none" draw:fill-color="#ffffff" draw:textarea-horizontal-align="justify" draw:textarea-vertical-align="middle" draw:auto-grow-height="false" fo:min-height="0.855cm" fo:min-width="3.106cm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/>
      <style:paragraph-properties style:writing-mode="lr-tb"/>
    </style:style>
    <style:style style:name="gr7" style:family="graphic">
      <style:graphic-properties svg:stroke-width="0.049cm" svg:stroke-color="#000000" draw:marker-start-width="0.42cm" draw:marker-end-width="0.42cm" draw:fill="none" draw:fill-color="#ffffff" draw:textarea-horizontal-align="justify" draw:textarea-vertical-align="middle" draw:auto-grow-height="false" fo:min-height="0.855cm" fo:min-width="2.556cm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/>
      <style:paragraph-properties style:writing-mode="lr-tb"/>
    </style:style>
    <style:style style:name="gr8" style:family="graphic">
      <style:graphic-properties svg:stroke-width="0.049cm" svg:stroke-color="#000000" draw:marker-start-width="0.42cm" draw:marker-end-width="0.42cm" draw:fill="none" draw:fill-color="#ffffff" draw:textarea-horizontal-align="justify" draw:textarea-vertical-align="middle" draw:auto-grow-height="false" fo:min-height="0.855cm" fo:min-width="2.106cm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/>
      <style:paragraph-properties style:writing-mode="lr-tb"/>
    </style:style>
    <style:style style:name="gr9" style:family="graphic">
      <style:graphic-properties svg:stroke-width="0.049cm" svg:stroke-color="#000000" draw:marker-start-width="0.42cm" draw:marker-end-width="0.42cm" draw:fill="none" draw:fill-color="#ffffff" draw:textarea-horizontal-align="justify" draw:textarea-vertical-align="middle" draw:auto-grow-height="false" fo:min-height="0.855cm" fo:min-width="1.655cm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/>
      <style:paragraph-properties style:writing-mode="lr-tb"/>
    </style:style>
    <style:style style:name="gr10" style:family="graphic">
      <style:graphic-properties svg:stroke-width="0.049cm" svg:stroke-color="#000000" draw:marker-start-width="0.42cm" draw:marker-end-width="0.42cm" draw:fill="none" draw:fill-color="#ffffff" draw:textarea-horizontal-align="justify" draw:textarea-vertical-align="middle" draw:auto-grow-height="false" fo:min-height="0.905cm" fo:min-width="5.505cm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/>
      <style:paragraph-properties style:writing-mode="lr-tb"/>
    </style:style>
    <style:style style:name="gr11" style:family="graphic">
      <style:graphic-properties svg:stroke-width="0.049cm" svg:stroke-color="#000000" draw:marker-start-width="0.42cm" draw:marker-end-width="0.42cm" draw:fill="none" draw:fill-color="#ffffff" draw:textarea-horizontal-align="justify" draw:textarea-vertical-align="middle" draw:auto-grow-height="false" fo:min-height="0.905cm" fo:min-width="5.055cm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/>
      <style:paragraph-properties style:writing-mode="lr-tb"/>
    </style:style>
    <style:style style:name="gr12" style:family="graphic">
      <style:graphic-properties svg:stroke-width="0.049cm" svg:stroke-color="#000000" draw:marker-start-width="0.42cm" draw:marker-end-width="0.42cm" draw:fill="none" draw:fill-color="#ffffff" draw:textarea-horizontal-align="justify" draw:textarea-vertical-align="middle" draw:auto-grow-height="false" fo:min-height="0.905cm" fo:min-width="4.154cm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/>
      <style:paragraph-properties style:writing-mode="lr-tb"/>
    </style:style>
    <style:style style:name="gr13" style:family="graphic">
      <style:graphic-properties svg:stroke-width="0.049cm" svg:stroke-color="#000000" draw:marker-start-width="0.42cm" draw:marker-end-width="0.42cm" draw:fill="none" draw:fill-color="#ffffff" draw:textarea-horizontal-align="justify" draw:textarea-vertical-align="middle" draw:auto-grow-height="false" fo:min-height="0.905cm" fo:min-width="3.505cm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/>
      <style:paragraph-properties style:writing-mode="lr-tb"/>
    </style:style>
    <style:style style:name="gr14" style:family="graphic">
      <style:graphic-properties svg:stroke-width="0.049cm" svg:stroke-color="#000000" draw:marker-start-width="0.42cm" draw:marker-end-width="0.42cm" draw:fill="none" draw:fill-color="#ffffff" draw:textarea-horizontal-align="justify" draw:textarea-vertical-align="middle" draw:auto-grow-height="false" fo:min-height="0.905cm" fo:min-width="3.156cm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/>
      <style:paragraph-properties style:writing-mode="lr-tb"/>
    </style:style>
    <style:style style:name="gr15" style:family="graphic">
      <style:graphic-properties svg:stroke-width="0.049cm" svg:stroke-color="#000000" draw:marker-start-width="0.42cm" draw:marker-end-width="0.42cm" draw:fill="none" draw:fill-color="#ffffff" draw:textarea-horizontal-align="justify" draw:textarea-vertical-align="middle" draw:auto-grow-height="false" fo:min-height="0.905cm" fo:min-width="2.605cm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/>
      <style:paragraph-properties style:writing-mode="lr-tb"/>
    </style:style>
    <style:style style:name="gr16" style:family="graphic">
      <style:graphic-properties svg:stroke-width="0.049cm" svg:stroke-color="#000000" draw:marker-start-width="0.42cm" draw:marker-end-width="0.42cm" draw:fill="none" draw:fill-color="#ffffff" draw:textarea-horizontal-align="justify" draw:textarea-vertical-align="middle" draw:auto-grow-height="false" fo:min-height="0.905cm" fo:min-width="2.155cm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/>
      <style:paragraph-properties style:writing-mode="lr-tb"/>
    </style:style>
    <style:style style:name="gr17" style:family="graphic">
      <style:graphic-properties svg:stroke-width="0.049cm" svg:stroke-color="#000000" draw:marker-start-width="0.42cm" draw:marker-end-width="0.42cm" draw:fill="none" draw:fill-color="#ffffff" draw:textarea-horizontal-align="justify" draw:textarea-vertical-align="middle" draw:auto-grow-height="false" fo:min-height="0.905cm" fo:min-width="1.704cm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63" draw:name="Shape 60" draw:style-name="gr1" draw:text-style-name="P2" svg:width="5.151cm" svg:height="1.001cm" svg:x="1.101cm" svg:y="22.601cm">
        <text:p text:style-name="P1"><text:span text:style-name="T1">6U 114 mm</text:span><text:span text:style-name="T1"><text:tab/></text:span><text:span text:style-name="T1">6.25U 118 mm</text:span><text:span text:style-name="T1"><text:line-break/></text:span><text:span text:style-name="T1">7U 132 mm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62" draw:name="Shape 59" draw:style-name="gr1" draw:text-style-name="P2" svg:width="5.151cm" svg:height="1.001cm" svg:x="1.101cm" svg:y="21.1cm">
        <text:p text:style-name="P1"><text:span text:style-name="T1">6U 114 mm</text:span><text:span text:style-name="T1"><text:tab/></text:span><text:span text:style-name="T1">6.25U </text:span><text:span text:style-name="T1">118 mm</text:span><text:span text:style-name="T1"><text:line-break/></text:span><text:span text:style-name="T1">7U 132 mm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61" draw:name="Shape 58" draw:style-name="gr1" draw:text-style-name="P2" svg:width="5.151cm" svg:height="1.001cm" svg:x="7.8cm" svg:y="21.1cm">
        <text:p text:style-name="P1"><text:span text:style-name="T1">6U 114 mm</text:span><text:span text:style-name="T1"><text:tab/></text:span><text:span text:style-name="T1">6.25U 118 mm</text:span><text:span text:style-name="T1"><text:line-break/></text:span><text:span text:style-name="T1">7U 132 mm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60" draw:name="Shape 57" draw:style-name="gr1" draw:text-style-name="P2" svg:width="5.151cm" svg:height="1.001cm" svg:x="7.802cm" svg:y="22.599cm">
        <text:p text:style-name="P1"><text:span text:style-name="T1">6U 114 </text:span><text:span text:style-name="T1">mm</text:span><text:span text:style-name="T1"><text:tab/></text:span><text:span text:style-name="T1">6.25U 118 </text:span><text:span text:style-name="T1">mm</text:span><text:span text:style-name="T1"><text:line-break/></text:span><text:span text:style-name="T1">7U 132 </text:span><text:span text:style-name="T1">mm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59" draw:name="Shape 56" draw:style-name="gr1" draw:text-style-name="P2" svg:width="5.151cm" svg:height="1.001cm" svg:x="14.601cm" svg:y="22.601cm">
        <text:p text:style-name="P1"><text:span text:style-name="T1">6U 114 mm</text:span><text:span text:style-name="T1"><text:tab/></text:span><text:span text:style-name="T1">6.25U 118 </text:span><text:span text:style-name="T1">mm</text:span><text:span text:style-name="T1"><text:line-break/></text:span><text:span text:style-name="T1">7U 132 mm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58" draw:name="Shape 66" draw:style-name="gr2" draw:text-style-name="P3" svg:width="6.301cm" svg:height="3.8cm" svg:x="14.101cm" svg:y="20.6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57" draw:name="Shape 65" draw:style-name="gr2" draw:text-style-name="P3" svg:width="6.301cm" svg:height="3.8cm" svg:x="7.301cm" svg:y="20.6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56" draw:name="Shape 64" draw:style-name="gr2" draw:text-style-name="P3" svg:width="6.301cm" svg:height="3.8cm" svg:x="0.6cm" svg:y="20.6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55" draw:name="Shape 62" draw:style-name="gr1" draw:text-style-name="P2" svg:width="5.151cm" svg:height="1.001cm" svg:x="14.6cm" svg:y="21.101cm">
        <text:p text:style-name="P1"><text:span text:style-name="T1">6U 114 mm</text:span><text:span text:style-name="T1"><text:tab/></text:span><text:span text:style-name="T1">6.25U </text:span><text:span text:style-name="T1">118 mm</text:span><text:span text:style-name="T1"><text:line-break/></text:span><text:span text:style-name="T1">7U 132 mm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54" draw:name="Shape 55" draw:style-name="gr2" draw:text-style-name="P3" svg:width="6.301cm" svg:height="3.8cm" svg:x="14.101cm" svg:y="16.799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53" draw:name="Shape 54" draw:style-name="gr2" draw:text-style-name="P3" svg:width="6.301cm" svg:height="3.8cm" svg:x="7.301cm" svg:y="16.799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52" draw:name="Shape 53" draw:style-name="gr2" draw:text-style-name="P3" svg:width="6.301cm" svg:height="3.8cm" svg:x="0.6cm" svg:y="16.799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51" draw:name="Shape 52" draw:style-name="gr3" draw:text-style-name="P5" svg:width="5.601cm" svg:height="1.001cm" svg:x="14.499cm" svg:y="18.699cm">
        <text:p text:style-name="P4"><text:span text:style-name="T2">3U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50" draw:name="Shape 51" draw:style-name="gr1" draw:text-style-name="P5" svg:width="5.151cm" svg:height="1.001cm" svg:x="14.6cm" svg:y="17.3cm">
        <text:p text:style-name="P4"><text:span text:style-name="T2">2.75U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49" draw:name="Shape 50" draw:style-name="gr4" draw:text-style-name="P5" svg:width="4.25cm" svg:height="1.001cm" svg:x="7.8cm" svg:y="18.699cm">
        <text:p text:style-name="P4"><text:span text:style-name="T2">2.25U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48" draw:name="Shape 49" draw:style-name="gr5" draw:text-style-name="P5" svg:width="3.601cm" svg:height="1.001cm" svg:x="7.8cm" svg:y="17.3cm">
        <text:p text:style-name="P4"><text:span text:style-name="T2">2U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47" draw:name="Shape 48" draw:style-name="gr6" draw:text-style-name="P5" svg:width="3.252cm" svg:height="1.001cm" svg:x="3.3cm" svg:y="17.3cm">
        <text:p text:style-name="P4"><text:span text:style-name="T2">1.75U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46" draw:name="Shape 47" draw:style-name="gr7" draw:text-style-name="P5" svg:width="2.701cm" svg:height="1.001cm" svg:x="1.101cm" svg:y="18.699cm">
        <text:p text:style-name="P4"><text:span text:style-name="T2">1.5U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45" draw:name="Shape 46" draw:style-name="gr8" draw:text-style-name="P5" svg:width="2.251cm" svg:height="1.001cm" svg:x="4.3cm" svg:y="18.699cm">
        <text:p text:style-name="P4"><text:span text:style-name="T2">1.25U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44" draw:name="Shape 45" draw:style-name="gr9" draw:text-style-name="P5" svg:width="1.8cm" svg:height="1.001cm" svg:x="1.101cm" svg:y="17.3cm">
        <text:p text:style-name="P4"><text:span text:style-name="T2">1U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43" draw:name="Shape 44" draw:style-name="gr2" draw:text-style-name="P3" svg:width="6.301cm" svg:height="3.8cm" svg:x="14.101cm" svg:y="13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42" draw:name="Shape 43" draw:style-name="gr2" draw:text-style-name="P3" svg:width="6.301cm" svg:height="3.8cm" svg:x="7.301cm" svg:y="13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41" draw:name="Shape 42" draw:style-name="gr2" draw:text-style-name="P3" svg:width="6.301cm" svg:height="3.8cm" svg:x="0.6cm" svg:y="13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40" draw:name="Shape 41" draw:style-name="gr3" draw:text-style-name="P5" svg:width="5.601cm" svg:height="1.001cm" svg:x="14.499cm" svg:y="14.9cm">
        <text:p text:style-name="P4"><text:span text:style-name="T2">3U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39" draw:name="Shape 40" draw:style-name="gr1" draw:text-style-name="P5" svg:width="5.151cm" svg:height="1.001cm" svg:x="14.6cm" svg:y="13.501cm">
        <text:p text:style-name="P4"><text:span text:style-name="T2">2.75U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38" draw:name="Shape 39" draw:style-name="gr4" draw:text-style-name="P5" svg:width="4.25cm" svg:height="1.001cm" svg:x="7.8cm" svg:y="14.9cm">
        <text:p text:style-name="P4"><text:span text:style-name="T2">2.25U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37" draw:name="Shape 38" draw:style-name="gr5" draw:text-style-name="P5" svg:width="3.601cm" svg:height="1.001cm" svg:x="7.8cm" svg:y="13.501cm">
        <text:p text:style-name="P4"><text:span text:style-name="T2">2U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36" draw:name="Shape 37" draw:style-name="gr6" draw:text-style-name="P5" svg:width="3.252cm" svg:height="1.001cm" svg:x="3.3cm" svg:y="13.501cm">
        <text:p text:style-name="P4"><text:span text:style-name="T2">1.75U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35" draw:name="Shape 36" draw:style-name="gr7" draw:text-style-name="P5" svg:width="2.701cm" svg:height="1.001cm" svg:x="1.101cm" svg:y="14.9cm">
        <text:p text:style-name="P4"><text:span text:style-name="T2">1.5U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34" draw:name="Shape 35" draw:style-name="gr8" draw:text-style-name="P5" svg:width="2.251cm" svg:height="1.001cm" svg:x="4.3cm" svg:y="14.9cm">
        <text:p text:style-name="P4"><text:span text:style-name="T2">1.25U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33" draw:name="Shape 34" draw:style-name="gr9" draw:text-style-name="P5" svg:width="1.8cm" svg:height="1.001cm" svg:x="1.101cm" svg:y="13.501cm">
        <text:p text:style-name="P4"><text:span text:style-name="T2">1U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32" draw:name="Shape 33" draw:style-name="gr2" draw:text-style-name="P3" svg:width="6.301cm" svg:height="3.8cm" svg:x="14.101cm" svg:y="9.2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31" draw:name="Shape 32" draw:style-name="gr2" draw:text-style-name="P3" svg:width="6.301cm" svg:height="3.8cm" svg:x="7.301cm" svg:y="9.2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30" draw:name="Shape 31" draw:style-name="gr2" draw:text-style-name="P3" svg:width="6.301cm" svg:height="3.8cm" svg:x="0.6cm" svg:y="9.2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29" draw:name="Shape 30" draw:style-name="gr3" draw:text-style-name="P5" svg:width="5.601cm" svg:height="1.001cm" svg:x="14.499cm" svg:y="11.1cm">
        <text:p text:style-name="P4"><text:span text:style-name="T2">3U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28" draw:name="Shape 29" draw:style-name="gr1" draw:text-style-name="P5" svg:width="5.151cm" svg:height="1.001cm" svg:x="14.6cm" svg:y="9.701cm">
        <text:p text:style-name="P4"><text:span text:style-name="T2">2.75U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27" draw:name="Shape 28" draw:style-name="gr4" draw:text-style-name="P5" svg:width="4.25cm" svg:height="1.001cm" svg:x="7.8cm" svg:y="11.1cm">
        <text:p text:style-name="P4"><text:span text:style-name="T2">2.25U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26" draw:name="Shape 27" draw:style-name="gr5" draw:text-style-name="P5" svg:width="3.601cm" svg:height="1.001cm" svg:x="7.8cm" svg:y="9.701cm">
        <text:p text:style-name="P4"><text:span text:style-name="T2">2U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25" draw:name="Shape 26" draw:style-name="gr6" draw:text-style-name="P5" svg:width="3.252cm" svg:height="1.001cm" svg:x="3.3cm" svg:y="9.701cm">
        <text:p text:style-name="P4"><text:span text:style-name="T2">1.75U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24" draw:name="Shape 17" draw:style-name="gr7" draw:text-style-name="P5" svg:width="2.701cm" svg:height="1.001cm" svg:x="1.101cm" svg:y="11.1cm">
        <text:p text:style-name="P4"><text:span text:style-name="T2">1.5U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23" draw:name="Shape 16" draw:style-name="gr8" draw:text-style-name="P5" svg:width="2.251cm" svg:height="1.001cm" svg:x="4.3cm" svg:y="11.1cm">
        <text:p text:style-name="P4"><text:span text:style-name="T2">1.25U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22" draw:name="Shape 15" draw:style-name="gr9" draw:text-style-name="P5" svg:width="1.8cm" svg:height="1.001cm" svg:x="1.101cm" svg:y="9.701cm">
        <text:p text:style-name="P4"><text:span text:style-name="T2">1U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21" draw:name="Shape 25" draw:style-name="gr2" draw:text-style-name="P3" svg:width="6.301cm" svg:height="3.8cm" svg:x="14.101cm" svg:y="5.399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20" draw:name="Shape 24" draw:style-name="gr2" draw:text-style-name="P3" svg:width="6.301cm" svg:height="3.8cm" svg:x="7.301cm" svg:y="5.399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19" draw:name="Shape 23" draw:style-name="gr2" draw:text-style-name="P3" svg:width="6.301cm" svg:height="3.8cm" svg:x="0.6cm" svg:y="5.399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18" draw:name="Shape 22" draw:style-name="gr3" draw:text-style-name="P5" svg:width="5.601cm" svg:height="1.001cm" svg:x="14.499cm" svg:y="7.299cm">
        <text:p text:style-name="P4"><text:span text:style-name="T2">3U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7" draw:name="Shape 21" draw:style-name="gr1" draw:text-style-name="P5" svg:width="5.151cm" svg:height="1.001cm" svg:x="14.6cm" svg:y="5.9cm">
        <text:p text:style-name="P4"><text:span text:style-name="T2">2.75U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6" draw:name="Shape 20" draw:style-name="gr4" draw:text-style-name="P5" svg:width="4.25cm" svg:height="1.001cm" svg:x="7.8cm" svg:y="7.299cm">
        <text:p text:style-name="P4"><text:span text:style-name="T2">2.25U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5" draw:name="Shape 19" draw:style-name="gr5" draw:text-style-name="P5" svg:width="3.601cm" svg:height="1.001cm" svg:x="7.8cm" svg:y="5.9cm">
        <text:p text:style-name="P4"><text:span text:style-name="T2">2U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4" draw:name="Shape 18" draw:style-name="gr6" draw:text-style-name="P5" svg:width="3.252cm" svg:height="1.001cm" svg:x="3.3cm" svg:y="5.9cm">
        <text:p text:style-name="P4"><text:span text:style-name="T2">1.75U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3" draw:name="Shape 11" draw:style-name="gr7" draw:text-style-name="P5" svg:width="2.701cm" svg:height="1.001cm" svg:x="1.101cm" svg:y="7.299cm">
        <text:p text:style-name="P4"><text:span text:style-name="T2">1.5U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2" draw:name="Shape 10" draw:style-name="gr8" draw:text-style-name="P5" svg:width="2.251cm" svg:height="1.001cm" svg:x="4.3cm" svg:y="7.299cm">
        <text:p text:style-name="P4"><text:span text:style-name="T2">1.25U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1" draw:name="Shape 9" draw:style-name="gr9" draw:text-style-name="P5" svg:width="1.8cm" svg:height="1.001cm" svg:x="1.101cm" svg:y="5.9cm">
        <text:p text:style-name="P4"><text:span text:style-name="T2">1U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0" draw:name="Shape 14" draw:style-name="gr2" draw:text-style-name="P3" svg:width="6.301cm" svg:height="3.8cm" svg:x="14.101cm" svg:y="1.6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9" draw:name="Shape 13" draw:style-name="gr2" draw:text-style-name="P3" svg:width="6.301cm" svg:height="3.8cm" svg:x="7.301cm" svg:y="1.6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8" draw:name="Shape 12" draw:style-name="gr2" draw:text-style-name="P3" svg:width="6.301cm" svg:height="3.8cm" svg:x="0.6cm" svg:y="1.6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7" draw:name="Shape 8" draw:style-name="gr10" draw:text-style-name="P5" svg:width="5.601cm" svg:height="1.001cm" svg:x="14.499cm" svg:y="3.5cm">
        <text:p text:style-name="P4"><text:span text:style-name="T2">3U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6" draw:name="Shape 7" draw:style-name="gr11" draw:text-style-name="P5" svg:width="5.151cm" svg:height="1.001cm" svg:x="14.6cm" svg:y="2.101cm">
        <text:p text:style-name="P4"><text:span text:style-name="T2">2.75U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5" draw:name="Shape 5" draw:style-name="gr12" draw:text-style-name="P5" svg:width="4.25cm" svg:height="1.001cm" svg:x="7.8cm" svg:y="3.5cm">
        <text:p text:style-name="P4"><text:span text:style-name="T2">2.25U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4" draw:name="Shape 6" draw:style-name="gr13" draw:text-style-name="P5" svg:width="3.601cm" svg:height="1.001cm" svg:x="7.8cm" svg:y="2.101cm">
        <text:p text:style-name="P4"><text:span text:style-name="T2">2U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3" draw:name="Shape 4" draw:style-name="gr14" draw:text-style-name="P5" svg:width="3.252cm" svg:height="1.001cm" svg:x="3.3cm" svg:y="2.101cm">
        <text:p text:style-name="P4"><text:span text:style-name="T2">1.75U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2" draw:name="Shape 3" draw:style-name="gr15" draw:text-style-name="P5" svg:width="2.701cm" svg:height="1.001cm" svg:x="1.101cm" svg:y="3.5cm">
        <text:p text:style-name="P4"><text:span text:style-name="T2">1.5U</text:span></text:p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" draw:name="Shape 2" draw:style-name="gr16" draw:text-style-name="P5" svg:width="2.251cm" svg:height="1.001cm" svg:x="4.3cm" svg:y="3.5cm">
        <text:p text:style-name="P4"><text:span text:style-name="T2">1.25U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0" draw:name="Shape 1" draw:style-name="gr17" draw:text-style-name="P5" svg:width="1.8cm" svg:height="1.001cm" svg:x="1.101cm" svg:y="2.101cm">
        <text:p text:style-name="P4"><text:span text:style-name="T2">1U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0.42cm" fo:margin-left="0.64cm" fo:margin-right="0.64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0:09:53.986179640</meta:creation-date>
    <dc:date>2023-03-01T12:57:10.343208161</dc:date>
    <meta:editing-duration>PT2H15M17S</meta:editing-duration>
    <meta:editing-cycles>12</meta:editing-cycles>
    <meta:generator>LibreOffice/7.3.7.2$Linux_X86_64 LibreOffice_project/30$Build-2</meta:generator>
    <meta:print-date>2023-03-01T10:56:37.942556672</meta:print-date>
    <meta:document-statistic meta:table-count="0" meta:image-count="0" meta:object-count="0" meta:page-count="1" meta:paragraph-count="0" meta:word-count="0" meta:character-count="0" meta:non-whitespace-character-count="0"/>
  </office:meta>
</office:document-meta>
</file>